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99" officeooo:paragraph-rsid="0014f199"/>
    </style:style>
    <style:style style:name="P2" style:family="paragraph" style:parent-style-name="Standard">
      <style:text-properties fo:font-size="18pt" fo:font-weight="bold" officeooo:rsid="0014f199" officeooo:paragraph-rsid="0014f19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f199" officeooo:paragraph-rsid="00169d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f199" officeooo:paragraph-rsid="00189550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9d6b" officeooo:paragraph-rsid="00169d6b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69d6b" officeooo:paragraph-rsid="0018955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69d6b" officeooo:paragraph-rsid="001bca6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officeooo:rsid="0014f199" officeooo:paragraph-rsid="0014f199" style:font-size-asian="18pt" style:font-size-complex="18pt"/>
    </style:style>
    <style:style style:name="P9" style:family="paragraph" style:parent-style-name="Standard">
      <style:text-properties fo:font-size="12pt" fo:font-weight="normal" officeooo:rsid="0014f199" officeooo:paragraph-rsid="0014f19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4f199" officeooo:paragraph-rsid="00169d6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69d6b" officeooo:paragraph-rsid="0018955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69d6b" officeooo:paragraph-rsid="001bca6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9550" officeooo:paragraph-rsid="0018955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89550" officeooo:paragraph-rsid="00189550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4f199" officeooo:paragraph-rsid="0014f199"/>
    </style:style>
    <style:style style:name="P16" style:family="paragraph" style:parent-style-name="Standard">
      <style:text-properties fo:font-size="12pt" fo:font-weight="normal" officeooo:rsid="00169d6b" officeooo:paragraph-rsid="001bca6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69d6b" officeooo:paragraph-rsid="0018955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4f199" officeooo:paragraph-rsid="00169d6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89550" officeooo:paragraph-rsid="0018955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8pt" fo:font-weight="bold" officeooo:rsid="00169d6b" officeooo:paragraph-rsid="001bca68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14f199" officeooo:paragraph-rsid="00169d6b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ca68"/>
    </style:style>
    <style:style style:name="T3" style:family="text">
      <style:text-properties fo:font-weight="normal" officeooo:rsid="001bca68" style:font-weight-asian="normal" style:font-weight-complex="normal"/>
    </style:style>
    <style:style style:name="T4" style:family="text">
      <style:text-properties fo:font-weight="normal" officeooo:rsid="001cc8de" style:font-weight-asian="normal" style:font-weight-complex="normal"/>
    </style:style>
    <style:style style:name="T5" style:family="text">
      <style:text-properties officeooo:rsid="001c5b21"/>
    </style:style>
    <style:style style:name="T6" style:family="text">
      <style:text-properties officeooo:rsid="001cc8de"/>
    </style:style>
    <style:style style:name="T7" style:family="text">
      <style:text-properties officeooo:rsid="001cd08b"/>
    </style:style>
    <style:style style:name="T8" style:family="text">
      <style:text-properties officeooo:rsid="001d2f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urse: Programming Fundamentals – ENSF 337</text:p>
      <text:p text:style-name="P2"/>
      <text:p text:style-name="P8"><text:span text:style-name="T1">Lab #: <text:s/></text:span>Lab <text:span text:style-name="T6">4</text:span></text:p>
      <text:p text:style-name="P8"/>
      <text:p text:style-name="P8"><text:span text:style-name="T1">Instructor: </text:span>M. Moussavi</text:p>
      <text:p text:style-name="P8"/>
      <text:p text:style-name="P8"><text:span text:style-name="T1">Student Name:</text:span> Derek Braun, 30040032</text:p>
      <text:p text:style-name="P8"/>
      <text:p text:style-name="P8"><text:span text:style-name="T1">Lab Section: </text:span>B01</text:p>
      <text:p text:style-name="P8"/>
      <text:p text:style-name="P8"><text:span text:style-name="T1">Date Submitted: </text:span><text:span text:style-name="T3">Oct. </text:span><text:span text:style-name="T4">10</text:span>, 201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">Exercise <text:span text:style-name="T2">C</text:span>: <text:span text:style-name="T6">A Simple Macro</text:span></text:p>
      <text:p text:style-name="P9"/>
      <text:p text:style-name="P1"/>
      <text:p text:style-name="P1">// <text:s/>lab2exC.c</text:p>
      <text:p text:style-name="P1">// ENSF 337 Fall 2018 Lab 4 Exercise <text:s/>C</text:p>
      <text:p text:style-name="P1">//</text:p>
      <text:p text:style-name="P1">// Created By: Derek Braun, 30040032</text:p>
      <text:p text:style-name="P1">// Lab Section: B01</text:p>
      <text:p text:style-name="P1">//</text:p>
      <text:p text:style-name="P1"/>
      <text:p text:style-name="P1">#include &lt;stdio.h&gt;</text:p>
      <text:p text:style-name="P1">#define ELEMENTS(a) (sizeof(a)/sizeof(a[0]))</text:p>
      <text:p text:style-name="P1"/>
      <text:p text:style-name="P1"/>
      <text:p text:style-name="P1">int main()</text:p>
      <text:p text:style-name="P1">{</text:p>
      <text:p text:style-name="P1"><text:s text:c="4"/></text:p>
      <text:p text:style-name="P1"><text:s text:c="4"/>int size;</text:p>
      <text:p text:style-name="P1"><text:s text:c="4"/>int a[] = {45, 67, 89, 24, 54};</text:p>
      <text:p text:style-name="P1"><text:s text:c="4"/>double b[20] = {14.5, 61.7, 18.9, 2.4, 0.54};</text:p>
      <text:p text:style-name="P1"><text:s text:c="4"/></text:p>
      <text:p text:style-name="P1"><text:s text:c="4"/>size = ELEMENTS(a);</text:p>
      <text:p text:style-name="P1"/>
      <text:p text:style-name="P1"/>
      <text:p text:style-name="P1"><text:s text:c="4"/>printf("Array a has 5 elements and macro ELEMENTS returns %d\n", size);</text:p>
      <text:p text:style-name="P1"><text:s text:c="4"/></text:p>
      <text:p text:style-name="P1"><text:s text:c="4"/>size = ELEMENTS(b);</text:p>
      <text:p text:style-name="P1"><text:s text:c="4"/></text:p>
      <text:p text:style-name="P1"><text:s text:c="2"/></text:p>
      <text:p text:style-name="P1"><text:s text:c="4"/>printf("Array b has 20 elements and macro ELEMENTS returns %d\n", size);</text:p>
      <text:p text:style-name="P1"><text:s text:c="4"/></text:p>
      <text:p text:style-name="P1"><text:s text:c="4"/>return 0;</text:p>
      <text:p text:style-name="P1">}</text:p>
      <text:p text:style-name="P1"/>
      <text:p text:style-name="P1"/>
      <text:p text:style-name="P7">Output:</text:p>
      <text:p text:style-name="P7"/>
      <text:p text:style-name="P12">Array a has 5 elements and macro ELEMENTS returns 5</text:p>
      <text:p text:style-name="P12">Array b has 20 elements and macro ELEMENTS returns 20</text:p>
      <text:p text:style-name="P1"/>
      <text:p text:style-name="P1"/>
      <text:p text:style-name="P1"/>
      <text:p text:style-name="P3"><text:soft-page-break/>Exercise <text:span text:style-name="T5">D:</text:span> <text:span text:style-name="T6">Duplicating library function, using pointer artithmetic</text:span></text:p>
      <text:p text:style-name="P3"/>
      <text:p text:style-name="P10">/*</text:p>
      <text:p text:style-name="P10"><text:s/>* <text:s/><text:span text:style-name="T7">my_</text:span>lab4exD.c</text:p>
      <text:p text:style-name="P10"><text:s/>*</text:p>
      <text:p text:style-name="P10"><text:s/>* ENSF 337 Fall 2018 Lab 4 Exercise <text:s/>D</text:p>
      <text:p text:style-name="P10"><text:s/>*</text:p>
      <text:p text:style-name="P10"><text:s/>* Created By: Derek Braun, 30040032</text:p>
      <text:p text:style-name="P10"><text:s/>* Lab Section: B01</text:p>
      <text:p text:style-name="P10"><text:s/>*</text:p>
      <text:p text:style-name="P10"><text:s/>*/</text:p>
      <text:p text:style-name="P10"/>
      <text:p text:style-name="P10">#include &lt;stdio.h&gt;</text:p>
      <text:p text:style-name="P10">#include &lt;string.h&gt;</text:p>
      <text:p text:style-name="P10"/>
      <text:p text:style-name="P10">int my_strlen(const char *s);</text:p>
      <text:p text:style-name="P10">/* <text:s/>Duplicates strlen from &lt;string.h&gt;, except return type is int.</text:p>
      <text:p text:style-name="P10"><text:s/>* <text:s/>REQUIRES</text:p>
      <text:p text:style-name="P10"><text:s/>* <text:s text:c="4"/>s points to the beginning of a string.</text:p>
      <text:p text:style-name="P10"><text:s/>* <text:s/>PROMISES</text:p>
      <text:p text:style-name="P10"><text:s/>* <text:s text:c="4"/>Returns the number of chars in the string, not including the</text:p>
      <text:p text:style-name="P10"><text:s/>* <text:s text:c="4"/>terminating null.</text:p>
      <text:p text:style-name="P10"><text:s/>*/</text:p>
      <text:p text:style-name="P10"/>
      <text:p text:style-name="P10">void my_strncat(char *dest, const char *source, int n);</text:p>
      <text:p text:style-name="P10">/* <text:s/>Duplicates strncat from &lt;string.h&gt;, except return type is void.</text:p>
      <text:p text:style-name="P10"><text:s/>* <text:s text:c="2"/>dest and source point to the beginning of two strings.</text:p>
      <text:p text:style-name="P10"><text:s/>* <text:s/>PROMISES</text:p>
      <text:p text:style-name="P10"><text:s/>* <text:s text:c="4"/>appends source to the end of dest. If length of source is more than n.</text:p>
      <text:p text:style-name="P10"><text:s/>* <text:s text:c="4"/>Only copies the first n elements of source.</text:p>
      <text:p text:style-name="P10"><text:s/>*/</text:p>
      <text:p text:style-name="P10"/>
      <text:p text:style-name="P10">int my_strncmp(const char* str1, const char* str2);</text:p>
      <text:p text:style-name="P10">/* <text:s/>Duplicates strcmp from &lt;string.h&gt;, except return type is int.</text:p>
      <text:p text:style-name="P10"><text:s/>* <text:s/>REQUIRES</text:p>
      <text:p text:style-name="P10"><text:s/>* <text:s text:c="4"/>str1 points to the beginning of a string, and str2 to the beginning of</text:p>
      <text:p text:style-name="P10"><text:s/>* <text:s text:c="4"/>another string.</text:p>
      <text:p text:style-name="P10"><text:s/>* <text:s/>PROMISES</text:p>
      <text:p text:style-name="P10"><text:s/>* <text:s text:c="4"/>Returns 0 if str1 and str2 are idntical.</text:p>
      <text:p text:style-name="P10"><text:s/>* <text:s text:c="4"/>Returns a negative number of str1 is less that str2.</text:p>
      <text:p text:style-name="P10"><text:s/>* <text:s text:c="4"/>Return a psitive nubmer of str2 is less than str1.</text:p>
      <text:p text:style-name="P10"><text:s/>*/</text:p>
      <text:p text:style-name="P10"/>
      <text:p text:style-name="P10">int main(void)</text:p>
      <text:p text:style-name="P10">{</text:p>
      <text:p text:style-name="P10"><text:s text:c="4"/>char str1[7] = "banana";</text:p>
      <text:p text:style-name="P10"><text:soft-page-break/><text:s text:c="4"/>const char str2[] = "-tacit";</text:p>
      <text:p text:style-name="P10"><text:s text:c="4"/>const char* str3 = "-toe";</text:p>
      <text:p text:style-name="P10"><text:s text:c="4"/></text:p>
      <text:p text:style-name="P10"><text:s text:c="4"/>char str5[] = "ticket";</text:p>
      <text:p text:style-name="P10"><text:s text:c="4"/>char my_string[100]="";</text:p>
      <text:p text:style-name="P10"><text:s text:c="4"/>int bytes;</text:p>
      <text:p text:style-name="P10"><text:s text:c="4"/>int length;</text:p>
      <text:p text:style-name="P10"><text:s text:c="4"/>int y;</text:p>
      <text:p text:style-name="P10"><text:s text:c="4"/></text:p>
      <text:p text:style-name="P10"><text:s text:c="4"/>printf("\nTESTING strlen FUNCTION ... \n");</text:p>
      <text:p text:style-name="P10"><text:s text:c="4"/></text:p>
      <text:p text:style-name="P10"><text:s text:c="4"/>/* using strlen function */</text:p>
      <text:p text:style-name="P10"><text:s text:c="4"/>length = (int) my_strlen(my_string);</text:p>
      <text:p text:style-name="P10"><text:s text:c="4"/>printf("\nExpected to display: my_string length is 0.");</text:p>
      <text:p text:style-name="P10"><text:s text:c="4"/>printf("\nmy_string length is %d.", length);</text:p>
      <text:p text:style-name="P10"><text:s text:c="4"/></text:p>
      <text:p text:style-name="P10"><text:s text:c="4"/>/* using sizeof operator */</text:p>
      <text:p text:style-name="P10"><text:s text:c="4"/>bytes = sizeof (my_string);</text:p>
      <text:p text:style-name="P10"><text:s text:c="4"/>printf("\nExpected to display: my_string size is 100 bytes.");</text:p>
      <text:p text:style-name="P10"><text:s text:c="4"/>printf("\nmy_string size is %d bytes.", bytes);</text:p>
      <text:p text:style-name="P10"><text:s text:c="4"/></text:p>
      <text:p text:style-name="P10"><text:s text:c="4"/>/* using strcpy C libarary function */</text:p>
      <text:p text:style-name="P10"><text:s text:c="4"/>strcpy(my_string, str1);</text:p>
      <text:p text:style-name="P10"><text:s text:c="4"/>printf("\nExpected to display: my_string contains banana.");</text:p>
      <text:p text:style-name="P10"><text:s text:c="4"/>printf("\nmy_string contains %s", my_string);</text:p>
      <text:p text:style-name="P10"><text:s text:c="4"/></text:p>
      <text:p text:style-name="P10"><text:s text:c="4"/>length = (int) my_strlen(my_string);</text:p>
      <text:p text:style-name="P10"><text:s text:c="4"/>printf("\nExpected to display: my_string length is 6.");</text:p>
      <text:p text:style-name="P10"><text:s text:c="4"/>printf("\nmy_string length is %d.", length);</text:p>
      <text:p text:style-name="P10"><text:s text:c="4"/></text:p>
      <text:p text:style-name="P10"><text:s text:c="4"/>my_string[0] = '\0';</text:p>
      <text:p text:style-name="P10"><text:s text:c="4"/>printf("\nExpected to display: my_string contains \"\".");</text:p>
      <text:p text:style-name="P10"><text:s text:c="4"/>printf("\nmy_string contains:\"%s\"", my_string);</text:p>
      <text:p text:style-name="P10"><text:s text:c="4"/></text:p>
      <text:p text:style-name="P10"><text:s text:c="4"/>length = (int) my_strlen(my_string);</text:p>
      <text:p text:style-name="P10"><text:s text:c="4"/>printf("\nExpected to display: my_string length is 0.");</text:p>
      <text:p text:style-name="P10"><text:s text:c="4"/>printf("\nmy_string length is %d.", length);</text:p>
      <text:p text:style-name="P10"><text:s text:c="4"/></text:p>
      <text:p text:style-name="P10"><text:s text:c="4"/>bytes = sizeof (my_string);</text:p>
      <text:p text:style-name="P10"><text:s text:c="4"/>printf("\nExpected to display: my_string size is still 100 bytes.");</text:p>
      <text:p text:style-name="P10"><text:s text:c="4"/>printf("\nmy_string size is still %d bytes.", bytes);</text:p>
      <text:p text:style-name="P10"><text:s text:c="4"/></text:p>
      <text:p text:style-name="P10"><text:s text:c="4"/>printf("\n\nTESTING strncat FUNCTION ... \n");</text:p>
      <text:p text:style-name="P10"><text:s text:c="4"/>/* strncat append the first 3 characters of str5 to the end of my_string */</text:p>
      <text:p text:style-name="P10"><text:s text:c="4"/>my_strncat(my_string, str5, 3);</text:p>
      <text:p text:style-name="P10"><text:s text:c="4"/>printf("\nExpected to display: my_string contains \"tic\"");</text:p>
      <text:p text:style-name="P10"><text:s text:c="4"/>printf("\nmy_string contains \"%s\"", my_string);</text:p>
      <text:p text:style-name="P10"><text:s text:c="4"/></text:p>
      <text:p text:style-name="P10"><text:s text:c="4"/>length = (int) my_strlen(my_string);</text:p>
      <text:p text:style-name="P10"><text:soft-page-break/><text:s text:c="4"/>printf("\nExpected to display: my_string length is 3.");</text:p>
      <text:p text:style-name="P10"><text:s text:c="4"/>printf("\nmy_string length is %d.", length);</text:p>
      <text:p text:style-name="P10"><text:s text:c="4"/></text:p>
      <text:p text:style-name="P10"><text:s text:c="4"/>my_strncat(my_string, str2, <text:s/>4);</text:p>
      <text:p text:style-name="P10"><text:s text:c="4"/>printf("\nExpected to display: my_string contains \"tic-tac\"");</text:p>
      <text:p text:style-name="P10"><text:s text:c="4"/>printf("\nmy_string contains:\"%s\"", my_string);</text:p>
      <text:p text:style-name="P10"><text:s text:c="4"/></text:p>
      <text:p text:style-name="P10"><text:s text:c="4"/>/* strncat append ONLY up ot '\0' character from str3 -- not 6 characters */</text:p>
      <text:p text:style-name="P10"><text:s text:c="4"/>my_strncat(my_string, str3, 6);</text:p>
      <text:p text:style-name="P10"><text:s text:c="4"/>printf("\nExpected to display: my_string contains \"tic-tac-toe\"");</text:p>
      <text:p text:style-name="P10"><text:s text:c="4"/>printf("\nmy_string contains:\"%s\"", my_string);</text:p>
      <text:p text:style-name="P10"><text:s text:c="4"/></text:p>
      <text:p text:style-name="P10"><text:s text:c="4"/>length = (int) my_strlen(my_string);</text:p>
      <text:p text:style-name="P10"><text:s text:c="4"/>printf("\nExpected to display: my_string has 11 characters.");</text:p>
      <text:p text:style-name="P10"><text:s text:c="4"/>printf("\nmy_string has %d characters.", length);</text:p>
      <text:p text:style-name="P10"><text:s text:c="4"/></text:p>
      <text:p text:style-name="P10"><text:s text:c="4"/>printf("\n\nUsing strcmp - C library function: ");</text:p>
      <text:p text:style-name="P10"><text:s text:c="4"/>printf("\nExpected to display: \"ABCD\" is less than \"ABCDE\"");</text:p>
      <text:p text:style-name="P10"><text:s text:c="4"/>printf("\n\"ABCD\" is less than \"ABCDE\"", my_strncmp("ABCD", "ABCDE"));</text:p>
      <text:p text:style-name="P10"><text:s text:c="4"/></text:p>
      <text:p text:style-name="P10"><text:s text:c="4"/></text:p>
      <text:p text:style-name="P10"><text:s text:c="4"/>printf("\n\nTESTING strcmp FUNCTION ... \n");</text:p>
      <text:p text:style-name="P10"><text:s text:c="4"/></text:p>
      <text:p text:style-name="P10"><text:s text:c="4"/>if((y = my_strncmp("ABCD", "ABND")) &lt; 0)</text:p>
      <text:p text:style-name="P10"><text:s text:c="8"/>printf("\n\"ABCD\" is less than \"ABND\" ... strcmp returns %d", y);</text:p>
      <text:p text:style-name="P10"/>
      <text:p text:style-name="P10"><text:s text:c="4"/>if((y = my_strncmp("ABCD", "ABCD")) == 0)</text:p>
      <text:p text:style-name="P10"><text:s text:c="8"/>printf("\n\"ABCD\" is equal \"ABCD\" ... strcmp returns %d", y);</text:p>
      <text:p text:style-name="P10"><text:s text:c="8"/></text:p>
      <text:p text:style-name="P10"><text:s text:c="4"/>if((y = my_strncmp("ABCD", "ABCd")) &lt; 0)</text:p>
      <text:p text:style-name="P10"><text:s text:c="8"/>printf("\n\"ABCD\" is less than \"ABCd\" ... strcmp returns %d", y);</text:p>
      <text:p text:style-name="P10"><text:s text:c="4"/></text:p>
      <text:p text:style-name="P10"><text:s text:c="4"/>if((y = my_strncmp("Orange", "Apple")) &gt; 0)</text:p>
      <text:p text:style-name="P10"><text:s text:c="8"/>printf("\n\"Orange\" is greater than \"Apple\" ... strcmp returns %d\n", y);</text:p>
      <text:p text:style-name="P10"><text:s text:c="4"/></text:p>
      <text:p text:style-name="P10"><text:s text:c="4"/>return 0;</text:p>
      <text:p text:style-name="P10">}</text:p>
      <text:p text:style-name="P10"/>
      <text:p text:style-name="P10">int my_strlen(const char *s){</text:p>
      <text:p text:style-name="P10"><text:tab/>int length = 0;</text:p>
      <text:p text:style-name="P10"><text:tab/>while(*s){</text:p>
      <text:p text:style-name="P10"><text:tab/><text:tab/>s++;</text:p>
      <text:p text:style-name="P10"><text:tab/><text:tab/>length++;</text:p>
      <text:p text:style-name="P10"><text:tab/>}</text:p>
      <text:p text:style-name="P10"><text:tab/>return length;</text:p>
      <text:p text:style-name="P10">}</text:p>
      <text:p text:style-name="P10"/>
      <text:p text:style-name="P10">void my_strncat(char *dest, const char *source, int n){</text:p>
      <text:p text:style-name="P10"><text:tab/>char *temp = dest;</text:p>
      <text:p text:style-name="P10"><text:soft-page-break/><text:tab/>while(*dest){</text:p>
      <text:p text:style-name="P10"><text:tab/><text:tab/>dest++;</text:p>
      <text:p text:style-name="P10"><text:tab/>}</text:p>
      <text:p text:style-name="P10"><text:tab/>while(n &amp;&amp; *source){</text:p>
      <text:p text:style-name="P10"><text:tab/><text:tab/>n--;</text:p>
      <text:p text:style-name="P10"><text:tab/><text:tab/>*dest = *source;</text:p>
      <text:p text:style-name="P10"><text:tab/><text:tab/>dest++;</text:p>
      <text:p text:style-name="P10"><text:tab/><text:tab/>source++;</text:p>
      <text:p text:style-name="P10"><text:tab/>}</text:p>
      <text:p text:style-name="P10"><text:tab/>*dest = '\0';</text:p>
      <text:p text:style-name="P10"><text:tab/>dest = temp;</text:p>
      <text:p text:style-name="P10">}</text:p>
      <text:p text:style-name="P10"/>
      <text:p text:style-name="P10">int my_strncmp(const char *str1, const char *str2){</text:p>
      <text:p text:style-name="P10"><text:tab/>while(*str1 == *str2 &amp;&amp; *str1){</text:p>
      <text:p text:style-name="P10"><text:tab/><text:tab/>str1++;</text:p>
      <text:p text:style-name="P10"><text:tab/><text:tab/>str2++;</text:p>
      <text:p text:style-name="P10"><text:tab/>}</text:p>
      <text:p text:style-name="P10"><text:tab/>return *str1-*str2;</text:p>
      <text:p text:style-name="P10">}</text:p>
      <text:p text:style-name="P10"/>
      <text:p text:style-name="P5">Output:</text:p>
      <text:p text:style-name="P11"/>
      <text:p text:style-name="P11"/>
      <text:p text:style-name="P11">TESTING strlen FUNCTION ... </text:p>
      <text:p text:style-name="P11"/>
      <text:p text:style-name="P11">Expected to display: my_string length is 0.</text:p>
      <text:p text:style-name="P11">my_string length is 0.</text:p>
      <text:p text:style-name="P11">Expected to display: my_string size is 100 bytes.</text:p>
      <text:p text:style-name="P11">my_string size is 100 bytes.</text:p>
      <text:p text:style-name="P11">Expected to display: my_string contains banana.</text:p>
      <text:p text:style-name="P11">my_string contains banana</text:p>
      <text:p text:style-name="P11">Expected to display: my_string length is 6.</text:p>
      <text:p text:style-name="P11">my_string length is 6.</text:p>
      <text:p text:style-name="P11">Expected to display: my_string contains "".</text:p>
      <text:p text:style-name="P11">my_string contains:""</text:p>
      <text:p text:style-name="P11">Expected to display: my_string length is 0.</text:p>
      <text:p text:style-name="P11">my_string length is 0.</text:p>
      <text:p text:style-name="P11">Expected to display: my_string size is still 100 bytes.</text:p>
      <text:p text:style-name="P11">my_string size is still 100 bytes.</text:p>
      <text:p text:style-name="P11"/>
      <text:p text:style-name="P11">TESTING strncat FUNCTION ... </text:p>
      <text:p text:style-name="P11"/>
      <text:p text:style-name="P11">Expected to display: my_string contains "tic"</text:p>
      <text:p text:style-name="P11">my_string contains "tic"</text:p>
      <text:p text:style-name="P11">Expected to display: my_string length is 3.</text:p>
      <text:p text:style-name="P11">my_string length is 3.</text:p>
      <text:p text:style-name="P11">Expected to display: my_string contains "tic-tac"</text:p>
      <text:p text:style-name="P11"><text:soft-page-break/>my_string contains:"tic-tac"</text:p>
      <text:p text:style-name="P11">Expected to display: my_string contains "tic-tac-toe"</text:p>
      <text:p text:style-name="P11">my_string contains:"tic-tac-toe"</text:p>
      <text:p text:style-name="P11">Expected to display: my_string has 11 characters.</text:p>
      <text:p text:style-name="P11">my_string has 11 characters.</text:p>
      <text:p text:style-name="P11"/>
      <text:p text:style-name="P11">Using strcmp - C library function: </text:p>
      <text:p text:style-name="P11">Expected to display: "ABCD" is less than "ABCDE"</text:p>
      <text:p text:style-name="P11">"ABCD" is less than "ABCDE"</text:p>
      <text:p text:style-name="P11"/>
      <text:p text:style-name="P11">TESTING strcmp FUNCTION ... </text:p>
      <text:p text:style-name="P11"/>
      <text:p text:style-name="P11">"ABCD" is less than "ABND" ... strcmp returns -11</text:p>
      <text:p text:style-name="P11">"ABCD" is equal "ABCD" ... strcmp returns 0</text:p>
      <text:p text:style-name="P11">"ABCD" is less than "ABCd" ... strcmp returns -32</text:p>
      <text:p text:style-name="P11">"Orange" is greater than "Apple" ... strcmp returns 14</text:p>
      <text:p text:style-name="P11"/>
      <text:p text:style-name="P11"/>
      <text:p text:style-name="P4">Exercise <text:span text:style-name="T5">E:</text:span> <text:span text:style-name="T7">Reading Numeric Input as a String</text:span></text:p>
      <text:p text:style-name="P11"/>
      <text:p text:style-name="P11">/* prog_two.c</text:p>
      <text:p text:style-name="P11"><text:s/>* ENSF 337 Fall 2018 Lab 4 Exercise <text:s/>E</text:p>
      <text:p text:style-name="P11"><text:s/>*</text:p>
      <text:p text:style-name="P11"><text:s/>* Created By: Derek Braun, 30040032</text:p>
      <text:p text:style-name="P11"><text:s/>* Lab Section: B01</text:p>
      <text:p text:style-name="P11"><text:s/>*/</text:p>
      <text:p text:style-name="P11"/>
      <text:p text:style-name="P11">#include &lt;stdio.h&gt;</text:p>
      <text:p text:style-name="P11">#include &lt;limits.h&gt;</text:p>
      <text:p text:style-name="P11">#include "read_input.h"</text:p>
      <text:p text:style-name="P11"/>
      <text:p text:style-name="P11">#define SIZE 50</text:p>
      <text:p text:style-name="P11"/>
      <text:p text:style-name="P11">int main(void)</text:p>
      <text:p text:style-name="P11">{</text:p>
      <text:p text:style-name="P11"><text:s text:c="2"/>double n = 0;</text:p>
      <text:p text:style-name="P11"><text:s text:c="2"/>char digits[SIZE]; <text:s/></text:p>
      <text:p text:style-name="P11"/>
      <text:p text:style-name="P11"><text:s text:c="2"/>int y = EOF;</text:p>
      <text:p text:style-name="P11"><text:s text:c="2"/></text:p>
      <text:p text:style-name="P11"><text:s text:c="2"/>while (1)</text:p>
      <text:p text:style-name="P11"><text:s text:c="4"/>{</text:p>
      <text:p text:style-name="P11"><text:s text:c="6"/>printf("\n\nEnter a double or press Ctrl-D to quit: ");</text:p>
      <text:p text:style-name="P11"><text:s text:c="6"/>y = read_real(digits, SIZE, &amp;n); </text:p>
      <text:p text:style-name="P11"><text:s text:c="2"/></text:p>
      <text:p text:style-name="P11"><text:s text:c="6"/>if(y == 1)</text:p>
      <text:p text:style-name="P11"><text:tab/>printf("\nYour double value is: %lf", n);</text:p>
      <text:p text:style-name="P11"><text:s text:c="6"/>else if(y == EOF){</text:p>
      <text:p text:style-name="P11"><text:soft-page-break/><text:tab/>printf("\nGood Bye.\n");</text:p>
      <text:p text:style-name="P11"><text:tab/>break;</text:p>
      <text:p text:style-name="P11"><text:s text:c="6"/>}</text:p>
      <text:p text:style-name="P11"><text:s text:c="6"/>else</text:p>
      <text:p text:style-name="P11"><text:tab/>printf("\n%s is an invalid double.", digits);</text:p>
      <text:p text:style-name="P11"><text:s text:c="4"/>}</text:p>
      <text:p text:style-name="P11"><text:s text:c="4"/></text:p>
      <text:p text:style-name="P11"><text:s text:c="2"/>return 0;</text:p>
      <text:p text:style-name="P11">}</text:p>
      <text:p text:style-name="P11"/>
      <text:p text:style-name="P11"/>
      <text:p text:style-name="P11"/>
      <text:p text:style-name="P11">/* read_<text:span text:style-name="T8">double</text:span>.c</text:p>
      <text:p text:style-name="P11"><text:s/>* ENSF 337 Fall 2018 Lab 4 Exercise <text:s/>E</text:p>
      <text:p text:style-name="P11"><text:s/>*</text:p>
      <text:p text:style-name="P11"><text:s/>* Created By: Derek Braun, 30040032</text:p>
      <text:p text:style-name="P11"><text:s/>* Lab Section: B01</text:p>
      <text:p text:style-name="P11"><text:s/>*/</text:p>
      <text:p text:style-name="P11"/>
      <text:p text:style-name="P11">#include "read_input.h"</text:p>
      <text:p text:style-name="P11"/>
      <text:p text:style-name="P11">int read_real(char *digits, int n, double *num)</text:p>
      <text:p text:style-name="P11">{</text:p>
      <text:p text:style-name="P11"><text:s text:c="2"/>if(get_string(digits, n)== EOF)</text:p>
      <text:p text:style-name="P11"><text:s text:c="4"/>return EOF;</text:p>
      <text:p text:style-name="P11"/>
      <text:p text:style-name="P11"><text:s text:c="2"/>if(is_valid_double(digits)){</text:p>
      <text:p text:style-name="P11"><text:s text:c="4"/>if(digits[0] == '-')</text:p>
      <text:p text:style-name="P11"><text:s text:c="6"/>*num = -convert_to_double(digits + 1);</text:p>
      <text:p text:style-name="P11"><text:s text:c="4"/>else if(digits[0] == '+') </text:p>
      <text:p text:style-name="P11"><text:s text:c="6"/>*num = convert_to_double(digits + 1);</text:p>
      <text:p text:style-name="P11"><text:s text:c="4"/>else</text:p>
      <text:p text:style-name="P11"><text:s text:c="6"/>*num = convert_to_double(digits);</text:p>
      <text:p text:style-name="P11"><text:s text:c="4"/>return 1;</text:p>
      <text:p text:style-name="P11"><text:s text:c="2"/>}</text:p>
      <text:p text:style-name="P11"/>
      <text:p text:style-name="P11"><text:s text:c="2"/>return 0;</text:p>
      <text:p text:style-name="P11">}</text:p>
      <text:p text:style-name="P11"/>
      <text:p text:style-name="P11"/>
      <text:p text:style-name="P11">int is_valid_double(const char* digits)</text:p>
      <text:p text:style-name="P11">{</text:p>
      <text:p text:style-name="P11"><text:s text:c="2"/>int valid = 1;</text:p>
      <text:p text:style-name="P11"><text:s text:c="2"/>int decimal = 0;</text:p>
      <text:p text:style-name="P11"><text:s text:c="2"/>int i;</text:p>
      <text:p text:style-name="P11"/>
      <text:p text:style-name="P11"><text:s text:c="2"/>/* i = index where first digit should be */</text:p>
      <text:p text:style-name="P11"><text:s text:c="2"/>if(digits[0] == '+' || digits[0] == '-')</text:p>
      <text:p text:style-name="P11"><text:s text:c="4"/>i = 1;</text:p>
      <text:p text:style-name="P11"><text:soft-page-break/><text:s text:c="2"/>else</text:p>
      <text:p text:style-name="P11"><text:s text:c="4"/>i = 0;</text:p>
      <text:p text:style-name="P11"/>
      <text:p text:style-name="P11"><text:s text:c="2"/>/* Must have at least one digit, and no non-digits. */</text:p>
      <text:p text:style-name="P11"><text:s text:c="2"/>if (digits[i] == '\0')</text:p>
      <text:p text:style-name="P11"><text:s text:c="4"/>valid = 0;</text:p>
      <text:p text:style-name="P11"><text:s text:c="2"/>else</text:p>
      <text:p text:style-name="P11"><text:s text:c="4"/>while (valid &amp;&amp; (digits[i] != '\0')) {</text:p>
      <text:p text:style-name="P11"><text:tab/><text:tab/>if(digits[i] == '.')</text:p>
      <text:p text:style-name="P11"><text:tab/><text:tab/><text:tab/>decimal++;</text:p>
      <text:p text:style-name="P11"><text:tab/><text:tab/>if((digits[i] &lt; '0' || <text:s/>digits[i] &gt; '9') &amp;&amp; (digits[i] != '.' || decimal &gt; 1))</text:p>
      <text:p text:style-name="P11"><text:tab/><text:tab/><text:tab/>valid = 0;</text:p>
      <text:p text:style-name="P11"><text:tab/><text:tab/>i++;</text:p>
      <text:p text:style-name="P11"><text:s text:c="4"/>}</text:p>
      <text:p text:style-name="P11"><text:s text:c="2"/></text:p>
      <text:p text:style-name="P11"><text:s text:c="2"/>return valid;</text:p>
      <text:p text:style-name="P11">}</text:p>
      <text:p text:style-name="P11"/>
      <text:p text:style-name="P11"/>
      <text:p text:style-name="P11">double convert_to_double(const char* digits)</text:p>
      <text:p text:style-name="P11">{</text:p>
      <text:p text:style-name="P11"><text:s text:c="2"/>double sum = 0;</text:p>
      <text:p text:style-name="P11"><text:s text:c="2"/>double dec_sum = 0;</text:p>
      <text:p text:style-name="P11"><text:s text:c="2"/>int i = 0;</text:p>
      <text:p text:style-name="P11"><text:s text:c="2"/>while(digits[i] != '\0') {</text:p>
      <text:p text:style-name="P11"><text:tab/>if(digits[i] == '.'){</text:p>
      <text:p text:style-name="P11"><text:tab/><text:tab/>while(digits[i] != '\0'){</text:p>
      <text:p text:style-name="P11"><text:tab/><text:tab/><text:tab/>digits++;</text:p>
      <text:p text:style-name="P11"><text:tab/><text:tab/>}</text:p>
      <text:p text:style-name="P11"><text:tab/><text:tab/>digits--;</text:p>
      <text:p text:style-name="P11"><text:tab/><text:tab/>while(digits[i] != '.'){</text:p>
      <text:p text:style-name="P11"><text:tab/><text:tab/><text:tab/>dec_sum = (0.1)*dec_sum + (digits[i] - '0');</text:p>
      <text:p text:style-name="P11"><text:tab/><text:tab/><text:tab/>i--;</text:p>
      <text:p text:style-name="P11"><text:tab/><text:tab/>}</text:p>
      <text:p text:style-name="P11"><text:tab/><text:tab/>dec_sum *= (0.1);</text:p>
      <text:p text:style-name="P11"><text:tab/><text:tab/>break;</text:p>
      <text:p text:style-name="P11"><text:tab/>}</text:p>
      <text:p text:style-name="P11"><text:tab/>sum = 10 * sum + (digits[i] - '0');</text:p>
      <text:p text:style-name="P11"><text:tab/>i++;</text:p>
      <text:p text:style-name="P11"><text:s text:c="2"/>}</text:p>
      <text:p text:style-name="P11"><text:s text:c="2"/>sum += dec_sum;</text:p>
      <text:p text:style-name="P11"><text:s text:c="2"/>return sum;</text:p>
      <text:p text:style-name="P11">}</text:p>
      <text:p text:style-name="P11"/>
      <text:p text:style-name="P6">Output:</text:p>
      <text:p text:style-name="P6"/>
      <text:p text:style-name="P14"/>
      <text:p text:style-name="P14"/>
      <text:p text:style-name="P14"><text:soft-page-break/>Enter a double or press Ctrl-D to quit: 23.4</text:p>
      <text:p text:style-name="P14">Your double value is: 23.400000</text:p>
      <text:p text:style-name="P14"/>
      <text:p text:style-name="P14">Enter a double or press Ctrl-D to quit: .56</text:p>
      <text:p text:style-name="P14">Your double value is: 0.560000</text:p>
      <text:p text:style-name="P14"/>
      <text:p text:style-name="P14">Enter a double or press Ctrl-D to quit: -.23</text:p>
      <text:p text:style-name="P14">Your double value is: -0.230000</text:p>
      <text:p text:style-name="P14"/>
      <text:p text:style-name="P14">Enter a double or press Ctrl-D to quit: -0.45</text:p>
      <text:p text:style-name="P14">Your double value is: -0.450000</text:p>
      <text:p text:style-name="P14"/>
      <text:p text:style-name="P14">Enter a double or press Ctrl-D to quit: -0.0000067</text:p>
      <text:p text:style-name="P14">Your double value is: -0.000007</text:p>
      <text:p text:style-name="P14"/>
      <text:p text:style-name="P14">Enter a double or press Ctrl-D to quit: 564469999</text:p>
      <text:p text:style-name="P14">Your double value is: 564469999.000000</text:p>
      <text:p text:style-name="P14"/>
      <text:p text:style-name="P14">Enter a double or press Ctrl-D to quit: +8773469</text:p>
      <text:p text:style-name="P14">Your double value is: 8773469.000000</text:p>
      <text:p text:style-name="P14"/>
      <text:p text:style-name="P14">Enter a double or press Ctrl-D to quit: +.5</text:p>
      <text:p text:style-name="P14">Your double value is: 0.500000</text:p>
      <text:p text:style-name="P14"/>
      <text:p text:style-name="P14">Enter a double or press Ctrl-D to quit: 12..999</text:p>
      <text:p text:style-name="P14">12..999 is an invalid double.</text:p>
      <text:p text:style-name="P14"/>
      <text:p text:style-name="P14">Enter a double or press Ctrl-D to quit: 23avb45</text:p>
      <text:p text:style-name="P14">23avb45 is an invalid double.</text:p>
      <text:p text:style-name="P14"/>
      <text:p text:style-name="P14">Enter a double or press Ctrl-D to quit: 2,347</text:p>
      <text:p text:style-name="P14">2,347 is an invalid double.</text:p>
      <text:p text:style-name="P14"/>
      <text:p text:style-name="P14">Enter a double or press Ctrl-D to quit: + 234 77</text:p>
      <text:p text:style-name="P14">+ 234 77 is an invalid double.</text:p>
      <text:p text:style-name="P14"/>
      <text:p text:style-name="P14">Enter a double or press Ctrl-D to quit: </text:p>
      <text:p text:style-name="P14">Good By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0:59:09.585359582</meta:creation-date>
    <dc:date>2018-10-10T19:22:36.351943429</dc:date>
    <meta:editing-duration>PT40M54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0" meta:paragraph-count="355" meta:word-count="1461" meta:character-count="9859" meta:non-whitespace-character-count="7966"/>
  </office:meta>
</office:document-meta>
</file>